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7aacb" officeooo:paragraph-rsid="0017aacb"/>
    </style:style>
    <style:style style:name="P2" style:family="paragraph" style:parent-style-name="Standard">
      <style:text-properties fo:language="cs" fo:country="CZ" officeooo:rsid="00191d6b" officeooo:paragraph-rsid="00191d6b"/>
    </style:style>
    <style:style style:name="P3" style:family="paragraph" style:parent-style-name="Standard">
      <style:text-properties fo:language="cs" fo:country="CZ" officeooo:rsid="001fa4c7" officeooo:paragraph-rsid="001fa4c7"/>
    </style:style>
    <style:style style:name="P4" style:family="paragraph" style:parent-style-name="Standard">
      <style:text-properties fo:language="cs" fo:country="CZ" officeooo:rsid="002386e3" officeooo:paragraph-rsid="002386e3"/>
    </style:style>
    <style:style style:name="P5" style:family="paragraph" style:parent-style-name="Standard">
      <style:text-properties style:text-line-through-style="none" style:text-line-through-type="none" fo:language="cs" fo:country="CZ" style:text-underline-style="none" fo:font-weight="normal" officeooo:rsid="001c4f48" officeooo:paragraph-rsid="001c4f48" style:font-weight-asian="normal" style:font-weight-complex="normal"/>
    </style:style>
    <style:style style:name="P6" style:family="paragraph" style:parent-style-name="Standard">
      <style:text-properties style:text-line-through-style="none" style:text-line-through-type="none" fo:language="cs" fo:country="CZ" style:text-underline-style="none" fo:font-weight="normal" officeooo:rsid="001d0149" officeooo:paragraph-rsid="001d0149" style:font-weight-asian="normal" style:font-weight-complex="normal"/>
    </style:style>
    <style:style style:name="P7" style:family="paragraph" style:parent-style-name="Standard">
      <style:text-properties style:text-line-through-style="none" style:text-line-through-type="none" fo:language="cs" fo:country="CZ" style:text-underline-style="none" fo:font-weight="normal" officeooo:rsid="001e0ec6" officeooo:paragraph-rsid="001fa4c7" style:font-weight-asian="normal" style:font-weight-complex="normal"/>
    </style:style>
    <style:style style:name="P8" style:family="paragraph" style:parent-style-name="Standard">
      <style:text-properties fo:language="cs" fo:country="CZ" officeooo:rsid="0024caeb" officeooo:paragraph-rsid="0024caeb"/>
    </style:style>
    <style:style style:name="T1" style:family="text">
      <style:text-properties officeooo:rsid="00191d6b"/>
    </style:style>
    <style:style style:name="T2" style:family="text">
      <style:text-properties style:text-line-through-style="solid" style:text-line-through-type="single" style:text-underline-style="none" fo:font-weight="normal" officeooo:rsid="00191d6b" style:font-weight-asian="normal" style:font-weight-complex="normal"/>
    </style:style>
    <style:style style:name="T3" style:family="text">
      <style:text-properties style:text-line-through-style="solid" style:text-line-through-type="single" style:text-underline-style="none" fo:font-weight="normal" officeooo:rsid="001a5ec7" style:font-weight-asian="normal" style:font-weight-complex="normal"/>
    </style:style>
    <style:style style:name="T4" style:family="text">
      <style:text-properties style:text-line-through-style="solid" style:text-line-through-type="single" style:text-underline-style="none" fo:font-weight="normal" officeooo:rsid="001b5da0" style:font-weight-asian="normal" style:font-weight-complex="normal"/>
    </style:style>
    <style:style style:name="T5" style:family="text">
      <style:text-properties style:text-line-through-style="solid" style:text-line-through-type="single" style:text-underline-style="none" fo:font-weight="normal" officeooo:rsid="001c4f48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191d6b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1a5ec7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fo:font-weight="normal" officeooo:rsid="001b5da0" style:font-weight-asian="normal" style:font-weight-complex="normal"/>
    </style:style>
    <style:style style:name="T10" style:family="text">
      <style:text-properties style:text-line-through-style="none" style:text-line-through-type="none" style:text-underline-style="none" fo:font-weight="normal" officeooo:rsid="001c4f48" style:font-weight-asian="normal" style:font-weight-complex="normal"/>
    </style:style>
    <style:style style:name="T11" style:family="text">
      <style:text-properties style:text-line-through-style="none" style:text-line-through-type="none" style:text-underline-style="solid" style:text-underline-width="auto" style:text-underline-color="font-color" fo:font-weight="normal" officeooo:rsid="001b5da0" style:font-weight-asian="normal" style:font-weight-complex="normal"/>
    </style:style>
    <style:style style:name="T12" style:family="text">
      <style:text-properties officeooo:rsid="001d0149"/>
    </style:style>
    <style:style style:name="T13" style:family="text">
      <style:text-properties officeooo:rsid="001e0ec6"/>
    </style:style>
    <style:style style:name="T14" style:family="text">
      <style:text-properties officeooo:rsid="001fa4c7"/>
    </style:style>
    <style:style style:name="T15" style:family="text">
      <style:text-properties officeooo:rsid="0020d490"/>
    </style:style>
    <style:style style:name="T16" style:family="text">
      <style:text-properties fo:language="en" fo:country="US" officeooo:rsid="002169cb"/>
    </style:style>
    <style:style style:name="T17" style:family="text">
      <style:text-properties officeooo:rsid="002169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Úvod</text:p>
      <text:p text:style-name="P1">Návrat Realpolitik</text:p>
      <text:p text:style-name="P1">Realpolitik je <text:s/>opět v módě – je zpět. Důvody pro toto konstatování nedávného komebaku není žádné taajemství. Optimismus a smysl triumfu, který se vplížily do Anglo=Amerického politického myšlení <text:s/>bezprostředně po konci Studené války a <text:span text:style-name="T1">vyvrcholilo <text:s/>stržením <text:s/>sochy Saddama Huseina <text:s/>na Bagdádském náměstí <text:s/>Firdos v <text:s/>dubnu 2003, bylo nahrazeno „návratem historie“ , a „odplatou zeměpisu“ ale také „koncem snu“. <text:s/>V roce 1990 některé skutečnosti Realpolitik myšlení minulosti <text:s/>jako <text:s/>otázky relikvie éry Studené války nebo jako „nutného zla“, které by se měli naklonit, zapadnout <text:s/>do popelníhu historie. <text:s/>Ještě kombinace <text:s/>ideologického vyčerpání, ekonomického </text:span><text:span text:style-name="T2">downturn</text:span><text:span text:style-name="T7"> , <text:s/>militaristického </text:span><text:span text:style-name="T2">overstretch</text:span><text:span text:style-name="T7"> <text:s/>a následujících krizí na Středním východě, ve Východní Evropě, a v Pacifiku nás ujišťují, že R1 má opakující přítomnost </text:span><text:span text:style-name="T2">audience once more</text:span><text:span text:style-name="T7">.</text:span></text:p>
      <text:p text:style-name="P2"><text:span text:style-name="T6">Tato kniha <text:s/>nabízí první <text:s/></text:span><text:span text:style-name="T8">komplexni historii R1 jako koncept, který se přesunul z Německa do hlavního Anglo=Amerického <text:s/>politického </text:span><text:span text:style-name="T3">discourse</text:span><text:span text:style-name="T8"> <text:s/>. V době sporů je <text:s/>obvyklé nahlédnout do historie jako možného návodu – nebo <text:s/>pro nalezení samotných prostředků <text:s/>s intelektuálním </text:span><text:span text:style-name="T3">armory</text:span><text:span text:style-name="T8"> <text:s/>předcházejících období/</text:span><text:span text:style-name="T3">eras</text:span><text:span text:style-name="T8">. </text:span><text:span text:style-name="T9">Z pohledu dlouhého času, toto představuje debatu <text:s/>o politice, strategii, kdy se zahraniční politika může jevit jako něco cyklického. <text:s/>Voskování ? a </text:span><text:span text:style-name="T11">wan</text:span><text:span text:style-name="T9"> R1 v západním politickém <text:s/></text:span><text:span text:style-name="T4">discourse</text:span><text:span text:style-name="T9"> <text:s/>je jeden <text:s/>z těchto příkladů. <text:s/>Těsně vztaženo se jedná o <text:s/>periodu „znovu=objevení“ spisku Niccolo <text:s/>Machiavelliho, zejména jeho pasáže </text:span><text:span text:style-name="T4">treatise</text:span><text:span text:style-name="T9"> „The Princeů“? , který byl poprvvé publikován 1532. <text:s/>Jak se často <text:s/>stává, když se svět stává velice <text:s/>proměnlivým místem ? <text:s/>objeví se vlna nových knih Florenstkého <text:s/>politika, obsahující <text:s/>prominentní <text:s/>nabídky ? Philipa Bobbitta a Jonathana <text:s/>Powella, Tony <text:s/>Blair dřívější šéf </text:span><text:span text:style-name="T11">chiief of staff</text:span><text:span text:style-name="T9">. Jak napsal Michael Ignatieff, nacházíme se uprostřed <text:s/>dalšího <text:s/>„Machiavellian moment“ <text:s/></text:span><text:span text:style-name="T4">an instance</text:span><text:span text:style-name="T9"> <text:s/>, </text:span><text:span text:style-name="T10">když </text:span><text:span text:style-name="T5">public necessity</text:span><text:span text:style-name="T10"> </text:span></text:p>
      <text:p text:style-name="P5">1END</text:p>
      <text:p text:style-name="P5">2START</text:p>
      <text:p text:style-name="P6">vyžaduje <text:s/>akce, kdy privátní etické a náboženské hodnoty mohou být odsuzovány jako nesprávné a nemorální. V minulosti jsme prožili mnoho Machiavelovských momentů. Jedeen z nich proběhl v Německu uprostřed 19. století, kdy se zrodila R1, <text:s/>takže není překvapující že tyto dva termíny jsou často shledány bok po boku. </text:p>
      <text:p text:style-name="P6">V mnoha případech <text:span text:style-name="T13">je za otce R1 považován právě </text:span>Machiavelli – individualita s kterou je tento termín většinou spojován. Existují <text:s/>ještě další hrdinové R1, ze <text:s/>starších období, <text:span text:style-name="T13">kteří mohou být s tímto termínem spojováni. </text:span>Mezi ně patří <text:s/>vikomt Castelereagh, britský ministr zahraničí z let 1812 až 1822 a zejména hrabě Klemens von Metternich, <text:span text:style-name="T13">jako </text:span>ministr zahraničí Rakouského císařství ze stejného období, <text:span text:style-name="T13">a později jako kanceléř z let 1821 až 1848.</text:span></text:p>
      <text:p text:style-name="P7">V knize A World Restored (Roky Obnovy), publikované v roce 1957, <text:s/>Henry Kissinger <text:s/>popsal úspěchy , kterých <text:s/><text:span text:style-name="T12">Castelereagh </text:span>a <text:s/><text:span text:style-name="T12">von Metternich </text:span>dosáhli <text:s/>při stabilizaci Evropy v období po porážce Napoleona Bonaparte v roku 1815. <text:s/>R1 je také těsně svázána s působením Otto von Bismarcka, pruského kanceléře, který sjednotil <text:s/>Německo v roce 1871 a po vítězné válce s Francií. V knize o R1 , Bismarck zajisté zaujímá prominentní místo, <text:span text:style-name="T14">přestože – jak později uvidíme – byloby chybou <text:s/>pohlížet na něj jako na hlavního teoretika.</text:span></text:p>
      <text:p text:style-name="P3">V kakonu (cirkevní zákon) <text:span text:style-name="T15">R1 tak, jak je konvenčně chápán, <text:s/>spojuje <text:s/>dohromady tyto politiky devatenáctého století s některýmiprominentními postavami <text:s/>Americké zahraniční politiky dvacátého století, a to zejména z období Studené války. George Kennan, který je často pokládán za vzor Amerického <text:s/>diplomatického <text:s/>realismu, se učil <text:s/>z principů Bismarckovy zahraniční politiky. Kisingerovy these z jeho doktorksé práce, které se staly součástí „Roků Obnovy“, byly také původbě určeny do sekcí o Bismarckovi, o kterém psal později a v pozdějšíck kapitolách, o kterých se zmiňujeme <text:s/>a které mají jiný pohled než Kennan. </text:span><text:span text:style-name="T16">Kissinger sam je pova</text:span><text:span text:style-name="T17">žován za nejprominentnějšího světlonoše/průkopníka v moderní epoše. <text:s/>Když je probírán pojem „návrat R1“ není překvapením zjistit, že tento termín je často <text:s/>zmiňován <text:s/>ve stejném dechu. Neexistuje žádné větší znamení, že Kissingerovy <text:s/>prognozyitiky obsahují to co je opatrně/starostlivě a šikovně ? ukryto v 2000-slové recenzi k jeho knize <text:s/></text:span><text:soft-page-break/><text:span text:style-name="T17">Světový Pořádak (World Order)z roku 2014 , který napsala bývalá ministrině zahraničí Hillary Clintonová. Ještě nesprávný <text:s/>předpoklad, že Kissinger je dědic <text:s/>Bismarckovy tradice R1, bude v dalších pasážích obhájena???.</text:span></text:p>
      <text:p text:style-name="P4">Jak se něco zrodilo v <text:s/>temném srdci Evropy, importováno z Německa, z místa zrůdných dvou světových válek – R1 má vždy zvláštní místo v Anglo-Americkém politickém chování. <text:s/>Použití</text:p>
      <text:p text:style-name="P4">2END</text:p>
      <text:p text:style-name="P4">3START</text:p>
      <text:p text:style-name="P8">R1, jak v negativn9m <text:s/>nebo kldn0m <text:s/>smyslu, </text:p>
      <text:p text:style-name="P1">SLOVNÍK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0:19:23.859000000</meta:creation-date>
    <meta:generator>LibreOffice/5.0.3.2$Windows_x86 LibreOffice_project/e5f16313668ac592c1bfb310f4390624e3dbfb75</meta:generator>
    <dc:date>2016-03-17T18:48:31.041000000</dc:date>
    <meta:editing-duration>PT1H3M34S</meta:editing-duration>
    <meta:editing-cycles>7</meta:editing-cycles>
    <meta:document-statistic meta:table-count="0" meta:image-count="0" meta:object-count="0" meta:page-count="2" meta:paragraph-count="15" meta:word-count="669" meta:character-count="4636" meta:non-whitespace-character-count="3898"/>
  </office:meta>
</office:document-meta>
</file>